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A" style:num-letter-sync="true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標題" style:master-page-name="MP0" style:family="paragraph">
      <style:paragraph-properties fo:break-before="page"/>
    </style:style>
    <style:style style:name="P2" style:parent-style-name="清單段落" style:family="paragraph"/>
    <style:style style:name="P3" style:parent-style-name="清單段落" style:family="paragraph"/>
    <style:style style:name="P4" style:parent-style-name="清單段落" style:family="paragraph"/>
    <style:style style:name="P5" style:parent-style-name="清單段落" style:family="paragraph"/>
    <style:style style:name="P6" style:parent-style-name="清單段落" style:family="paragraph"/>
    <style:style style:name="P7" style:parent-style-name="清單段落" style:family="paragraph"/>
    <style:style style:name="P8" style:parent-style-name="清單段落" style:family="paragraph"/>
    <style:style style:name="P9" style:parent-style-name="清單段落" style:family="paragraph"/>
    <style:style style:name="P10" style:parent-style-name="清單段落" style:family="paragraph"/>
    <style:style style:name="P11" style:parent-style-name="清單段落" style:family="paragraph"/>
    <style:style style:name="P12" style:parent-style-name="清單段落" style:family="paragraph"/>
    <style:style style:name="P13" style:parent-style-name="清單段落" style:family="paragraph"/>
    <style:style style:name="T14" style:parent-style-name="預設段落字型" style:family="text">
      <style:text-properties fo:font-style="italic" style:font-style-asian="italic" fo:color="#000000"/>
    </style:style>
    <style:style style:name="P15" style:parent-style-name="清單段落" style:family="paragraph"/>
    <style:style style:name="T16" style:parent-style-name="預設段落字型" style:family="text">
      <style:text-properties fo:font-style="italic" style:font-style-asian="italic"/>
    </style:style>
    <style:style style:name="T17" style:parent-style-name="預設段落字型" style:family="text">
      <style:text-properties fo:font-style="italic" style:font-style-asian="italic"/>
    </style:style>
    <style:style style:name="P18" style:parent-style-name="清單段落" style:family="paragraph"/>
    <style:style style:name="P19" style:parent-style-name="清單段落" style:family="paragraph"/>
    <style:style style:name="P20" style:parent-style-name="清單段落" style:family="paragraph"/>
    <style:style style:name="P21" style:parent-style-name="清單段落" style:family="paragraph"/>
    <style:style style:name="P22" style:parent-style-name="清單段落" style:family="paragraph"/>
    <style:style style:name="P23" style:parent-style-name="清單段落" style:family="paragraph"/>
    <style:style style:name="P24" style:parent-style-name="清單段落" style:family="paragraph"/>
    <style:style style:name="P25" style:parent-style-name="內文" style:family="paragraph">
      <style:text-properties fo:font-weight="bold" style:font-weight-asian="bold"/>
    </style:style>
    <style:style style:name="P26" style:parent-style-name="清單段落" style:family="paragraph"/>
    <style:style style:name="P27" style:parent-style-name="清單段落" style:family="paragraph"/>
    <style:style style:name="P28" style:parent-style-name="清單段落" style:family="paragraph"/>
    <style:style style:name="P29" style:parent-style-name="清單段落" style:family="paragraph"/>
    <style:style style:name="P30" style:parent-style-name="內文" style:family="paragraph">
      <style:paragraph-properties fo:widows="2" fo:orphans="2" fo:margin-top="0.05in" fo:background-color="#FFFFFF"/>
    </style:style>
  </office:automatic-styles>
  <office:body>
    <office:text text:use-soft-page-breaks="true">
      <text:p text:style-name="P1">Black jack規則</text:p>
      <text:p text:style-name="副標題">遊戲前置作業</text:p>
      <text:list text:style-name="LFO3" text:continue-numbering="true">
        <text:list-item>
          <text:p text:style-name="P2">本次的black jack一開始每位閒家所設的金額為10000元</text:p>
        </text:list-item>
        <text:list-item>
          <text:p text:style-name="P3">底注多少同學可以自行斟酌，不要離10000太近即可</text:p>
        </text:list-item>
        <text:list-item>
          <text:p text:style-name="P4">一開始先問閒家<text:s/>(助教)要玩幾局，以不超過5局為限</text:p>
        </text:list-item>
        <text:list-item>
          <text:p text:style-name="P5">在第一局一開始先隨機選出一個莊家</text:p>
        </text:list-item>
        <text:list-item>
          <text:p text:style-name="P6">後面局數的莊家以上局所獲得點數(即上局獲得的獎金數，賭注被沒收則為負)最高者擔任，若上局有多位玩家點數相同則以當前所持有現金最少的玩家當莊家</text:p>
        </text:list-item>
        <text:list-item>
          <text:p text:style-name="P7">每局結束後，輸出所有玩家目前所剩的金額，如果發現有玩家沒有錢該名玩家就會被淘汰，所有局數結束後比較各位玩家所剩的錢數來決定名次</text:p>
        </text:list-item>
      </text:list>
      <text:p text:style-name="內文"/>
      <text:p text:style-name="副標題">點數計算</text:p>
      <text:p text:style-name="內文">A可作1點或11點，2-10作該牌之點數，J、Q、K作10點。</text:p>
      <text:p text:style-name="內文"/>
      <text:p text:style-name="副標題">流程</text:p>
      <text:list text:style-name="LFO1" text:continue-numbering="true">
        <text:list-item>
          <text:p text:style-name="P8">洗牌</text:p>
        </text:list-item>
        <text:list-item>
          <text:p text:style-name="P9">向各閒家分別派發一張明牌<text:s/>(由玩家一到玩家四)</text:p>
        </text:list-item>
        <text:list-item>
          <text:p text:style-name="P10">莊家發給自己一張明牌</text:p>
        </text:list-item>
        <text:list-item>
          <text:p text:style-name="P11">向各閒家派第二張明牌</text:p>
        </text:list-item>
        <text:list-item>
          <text:p text:style-name="P12">莊家再發給自己一張暗牌（在所有閒家結束要牌後，才可再發一張明牌給莊家）</text:p>
        </text:list-item>
        <text:list-item>
          <text:p text:style-name="P13">如果莊家明牌是A、莊家會詢問閒家是否購買<text:span text:style-name="T14">保險</text:span></text:p>
        </text:list-item>
        <text:list-item>
          <text:p text:style-name="P15">閒家可進行<text:span text:style-name="T16">加注</text:span>、<text:span text:style-name="T17">投降</text:span>等動作</text:p>
        </text:list-item>
        <text:list-item>
          <text:p text:style-name="P18">莊家逐位詢問閒家是否加牌、直至閒家不加牌才詢問下一位閒家，輪流詢問閒家直至最後一位閒家加牌完成</text:p>
        </text:list-item>
        <text:list-item>
          <text:p text:style-name="P19">莊家如不足17點便需加牌直至超過或等於17點</text:p>
        </text:list-item>
        <text:list-item>
          <text:p text:style-name="P20">賠金結算</text:p>
          <text:list text:continue-numbering="true">
            <text:list-item>
              <text:p text:style-name="P21">莊家爆牌:<text:s/>所有未爆牌的閒家可得到賠金(除非特殊牌組，否則為一賠一，特殊牌組如下面說明)，而爆牌的閒家可收回自己的賭注。</text:p>
            </text:list-item>
            <text:list-item>
              <text:p text:style-name="P22">莊家未爆牌:<text:s/>和未有爆牌的閒家比牌</text:p>
              <text:list text:continue-numbering="true">
                <text:list-item>
                  <text:p text:style-name="P23">如果莊家是特殊牌型則收走非特殊牌型閒家的賭注，當閒家也是特殊牌型時，則比對點數總和大小，若點數一樣，則莊家無條件勝，反之依照特殊牌型倍率賠給閒家。</text:p>
                </text:list-item>
                <text:list-item>
                  <text:p text:style-name="P24">如果莊家非特殊牌型，則無條件依照倍率賠給特殊牌型的閒家，<text:soft-page-break/>否則比對點數總和大小，若點數一樣，則莊家無條件</text:p>
                </text:list-item>
              </text:list>
            </text:list-item>
          </text:list>
        </text:list-item>
      </text:list>
      <text:p text:style-name="P25">其他說明</text:p>
      <text:list text:style-name="LFO2" text:continue-numbering="true">
        <text:list-item>
          <text:p text:style-name="P26">閒家:<text:s/>為除了莊家外的其他玩家</text:p>
        </text:list-item>
        <text:list-item>
          <text:p text:style-name="P27">明牌:<text:s/>即為檯面上看的到數字以及花色的牌，暗牌則反之</text:p>
        </text:list-item>
        <text:list-item>
          <text:p text:style-name="P28">底注:<text:s/>即為每次下注可以下的最低金額</text:p>
        </text:list-item>
        <text:list-item>
          <text:p text:style-name="P29">當莊家勝出時只會沒收閒家的賭注，而閒家勝出時，除非是特殊牌型，否則賠率皆為一比一</text:p>
        </text:list-item>
      </text:list>
      <text:p text:style-name="副標題">特別規則</text:p>
      <text:p text:style-name="內文"/>
      <text:p text:style-name="內文"><text:span text:style-name="區別強調">保險</text:span></text:p>
      <text:p text:style-name="內文">當莊家面牌是A，閒家可以注碼的一半選擇是否購買保險，以賭莊家的首二張牌總和會不會是21點，如莊家不是21點便立即沒收保險金；反之若是21點便可獲得保險金額的2倍賠償。</text:p>
      <text:p text:style-name="內文"/>
      <text:p text:style-name="內文"><text:span text:style-name="區別強調">雙倍下注</text:span></text:p>
      <text:p text:style-name="內文">若閒家首兩張牌點數之和為11點，可以選擇加倍投注，但加注後僅獲發1張牌。</text:p>
      <text:p text:style-name="內文"/>
      <text:p text:style-name="內文"><text:span text:style-name="區別強調">順</text:span></text:p>
      <text:p text:style-name="內文">即閒家的牌面是「6、7、8」的21點便可收3倍的注碼。</text:p>
      <text:p text:style-name="內文"/>
      <text:p text:style-name="P30"><text:span text:style-name="區別強調">過五關</text:span></text:p>
      <text:p text:style-name="內文">如果莊家要牌直至手上有5張牌而又沒有爆牌，這副牌叫做五龍（屬例牌），該閒家可向莊家先收，莊家須向該閒家賠3倍。</text:p>
      <text:p text:style-name="內文"/>
      <text:p text:style-name="內文"><text:span text:style-name="區別強調">平手</text:span></text:p>
      <text:p text:style-name="內文">若莊家和眾閒家要以點數決勝（各方都沒有出現爆牌的情況），若該閒家和莊家手上所擁有的牌的總點數一樣或Black Jack的話，算平手，閒家可拿回原賭注。</text:p>
      <text:p text:style-name="內文"/>
      <text:p text:style-name="內文"><text:span text:style-name="區別強調">投降</text:span></text:p>
      <text:p text:style-name="內文">在所有閒家未要牌之前閒家可選擇投降，並取回一半注碼，俗稱投降輸一半。</text:p>
      <text:p text:style-name="內文"/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3" style:display-name="標題 3" style:family="paragraph" style:parent-style-name="內文" style:default-outline-level="3">
      <style:paragraph-properties fo:widows="2" fo:orphans="2" fo:margin-top="0.0694in" fo:margin-bottom="0.0694in"/>
      <style:text-properties style:font-name="新細明體" style:font-name-complex="新細明體" fo:font-weight="bold" style:font-weight-asian="bold" style:font-weight-complex="bold" style:letter-kerning="false" fo:font-size="13.5pt" style:font-size-asian="13.5pt" style:font-size-complex="13.5pt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標題" style:display-name="標題" style:family="paragraph" style:parent-style-name="內文" style:next-style-name="內文" style:default-outline-level="1">
      <style:paragraph-properties fo:text-align="center" fo:margin-top="0.1666in" fo:margin-bottom="0.0416in"/>
      <style:text-properties style:font-name="Calibri Light" fo:font-weight="bold" style:font-weight-asian="bold" style:font-weight-complex="bold" fo:font-size="16pt" style:font-size-asian="16pt" style:font-size-complex="16pt" fo:hyphenate="false"/>
    </style:style>
    <style:style style:name="標題字元" style:display-name="標題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fo:font-size="16pt" style:font-size-asian="16pt" style:font-size-complex="16pt"/>
    </style:style>
    <style:style style:name="副標題" style:display-name="副標題" style:family="paragraph" style:parent-style-name="內文" style:next-style-name="內文" style:default-outline-level="2">
      <style:paragraph-properties fo:margin-bottom="0.0416in"/>
      <style:text-properties fo:font-weight="bold" style:font-weight-asian="bold" fo:font-size="14pt" style:font-size-asian="14pt" style:font-size-complex="12pt" fo:hyphenate="false"/>
    </style:style>
    <style:style style:name="副標題字元" style:display-name="副標題 字元" style:family="text" style:parent-style-name="預設段落字型">
      <style:text-properties fo:font-weight="bold" style:font-weight-asian="bold" fo:font-size="14pt" style:font-size-asian="14pt" style:font-size-complex="12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區別強調" style:display-name="區別強調" style:family="text" style:parent-style-name="預設段落字型">
      <style:text-properties fo:font-style="italic" style:font-style-asian="italic" style:font-style-complex="italic" fo:color="#404040"/>
    </style:style>
    <style:style style:name="標題3字元" style:display-name="標題 3 字元" style:family="text" style:parent-style-name="預設段落字型">
      <style:text-properties style:font-name="新細明體" style:font-name-asian="新細明體" style:font-name-complex="新細明體" fo:font-weight="bold" style:font-weight-asian="bold" style:font-weight-complex="bold" style:letter-kerning="false" fo:font-size="13.5pt" style:font-size-asian="13.5pt" style:font-size-complex="13.5pt"/>
    </style:style>
    <style:style style:name="mw-headline" style:display-name="mw-headline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A" style:num-letter-sync="true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致誠 黃</meta:initial-creator>
    <dc:creator>致誠 黃</dc:creator>
    <meta:creation-date>2021-04-13T07:59:00Z</meta:creation-date>
    <dc:date>2021-04-13T08:18:00Z</dc:date>
    <meta:template xlink:href="Normal" xlink:type="simple"/>
    <meta:editing-cycles>4</meta:editing-cycles>
    <meta:editing-duration>PT840S</meta:editing-duration>
    <meta:document-statistic meta:page-count="2" meta:paragraph-count="2" meta:word-count="172" meta:character-count="1157" meta:row-count="8" meta:non-whitespace-character-count="987"/>
  </office:meta>
</office:document-meta>
</file>